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TimesNewRoman,Bold" svg:font-family="'TimesNewRoman,Bold'"/>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P1" style:family="paragraph" style:parent-style-name="Standard">
      <style:text-properties style:font-name="Times" fo:font-size="12pt"/>
    </style:style>
    <style:style style:name="P2" style:family="paragraph" style:parent-style-name="Standard">
      <style:paragraph-properties fo:margin-top="0in" fo:margin-bottom="0.0972in" fo:line-height="120%"/>
      <style:text-properties style:font-name="Times" fo:font-size="12pt"/>
    </style:style>
    <style:style style:name="P3" style:family="paragraph" style:parent-style-name="Standard">
      <style:text-properties style:font-name="Times" fo:font-size="20pt" fo:font-style="italic" fo:font-weight="bold"/>
    </style:style>
    <style:style style:name="P4" style:family="paragraph" style:parent-style-name="Standard">
      <style:paragraph-properties fo:text-align="center" style:justify-single-word="false"/>
      <style:text-properties style:font-name="Times" fo:font-size="20pt" fo:font-style="italic" fo:font-weight="bold"/>
    </style:style>
    <style:style style:name="P5" style:family="paragraph" style:parent-style-name="Standard">
      <style:text-properties style:font-name="Times" fo:font-size="12pt" fo:font-style="italic" fo:font-weight="bold"/>
    </style:style>
    <style:style style:name="P6" style:family="paragraph" style:parent-style-name="Standard">
      <style:text-properties style:font-name="Times" fo:font-size="24pt" fo:font-weight="bold"/>
    </style:style>
    <style:style style:name="P7" style:family="paragraph" style:parent-style-name="Standard">
      <style:paragraph-properties fo:text-align="center" style:justify-single-word="false"/>
      <style:text-properties style:font-name="Times" fo:font-size="2pt" fo:font-weight="bold"/>
    </style:style>
    <style:style style:name="P8" style:family="paragraph" style:parent-style-name="Standard">
      <style:paragraph-properties fo:margin-top="0in" fo:margin-bottom="0.0972in" fo:line-height="120%"/>
      <style:text-properties style:font-name="Times" fo:font-size="12pt" fo:font-weight="bold"/>
    </style:style>
    <style:style style:name="P9" style:family="paragraph" style:parent-style-name="Standard">
      <style:paragraph-properties fo:margin-top="0in" fo:margin-bottom="0.0972in" fo:line-height="120%"/>
      <style:text-properties style:font-name="Times" fo:font-size="24pt" fo:font-weight="bold"/>
    </style:style>
    <style:style style:name="P10" style:family="paragraph" style:parent-style-name="Standard">
      <style:paragraph-properties fo:margin-top="0.1665in" fo:margin-bottom="0.0835in"/>
      <style:text-properties style:font-name="Times" fo:font-size="24pt" fo:font-weight="bold"/>
    </style:style>
    <style:style style:name="P11" style:family="paragraph" style:parent-style-name="Text_20_body">
      <style:paragraph-properties fo:margin-top="0in" fo:margin-bottom="0.0972in" fo:line-height="120%"/>
      <style:text-properties style:font-name="TimesNewRoman,Bold" fo:font-size="13pt"/>
    </style:style>
    <style:style style:name="T1" style:family="text">
      <style:text-properties fo:font-style="italic" fo:font-weight="bold"/>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iMALs project summary and related works</text:p>
      <text:p text:style-name="P4"/>
      <text:p text:style-name="P4">What do you want to mine?</text:p>
      <text:p text:style-name="P3">1. INTiMALS project summary:</text:p>
      <text:p text:style-name="P5"/>
      <text:p text:style-name="P5">At the heart of this project is that pattern mining techniques will be used for developing an intelligent modernisation assistant that is used interactively by a software engineer</text:p>
      <text:p text:style-name="P5"/>
      <text:p text:style-name="P8">Two objectives of the project:</text:p>
      <text:p text:style-name="P2">1. Mining source code and structures</text:p>
      <text:p text:style-name="P2">- Code idioms, conventions</text:p>
      <text:p text:style-name="P2">- API, libraries, framework</text:p>
      <text:p text:style-name="P2">2. Mining changes made</text:p>
      <text:p text:style-name="P2"/>
      <text:p text:style-name="P2"><text:span text:style-name="T2">Questions</text:span>:</text:p>
      <text:p text:style-name="P2">How can we treat software source code as data for graph mining ?</text:p>
      <text:p text:style-name="P2">How can model multi programing languages in one meta-model ?</text:p>
      <text:p text:style-name="P2"/>
      <text:p text:style-name="P1">Graph mining for source code???</text:p>
      <text:p text:style-name="P1"/>
      <text:p text:style-name="P2">particular relevance to this project are algorithms for finding patterns in graph databases [​ Nijs04​ ], networks [​ Brin08​ ], sequences [​ Njs09​ ] and tree structures [​ Chi05​ ], as such data structures can represent program source code</text:p>
      <text:p text:style-name="P2"/>
      <text:p text:style-name="P10">Tools</text:p>
      <text:p text:style-name="P2"/>
      <text:p text:style-name="P2"><text:span text:style-name="T2">Frappé</text:span> is a code comprehension tool developed by Oracle Labs that extracts the code dependencies from a codebase and stores them in a graph database enabling advanced comprehension tasks</text:p>
      <text:p text:style-name="P2">source-code query tools: </text:p>
      <text:p text:style-name="P2"/>
      <text:p text:style-name="P9">2. Related works:</text:p>
      <text:p text:style-name="P9">Graph represent:</text:p>
      <text:p text:style-name="P8">Allamanis2017: Learning to represent programs with graphs ==&gt; machine learning method</text:p>
      <text:p text:style-name="P2">We propose to use graphs to represent both the syntactic and semantic structure of code and use <text:soft-page-break/>graph-based deep learning methods to learn to reason over program structures</text:p>
      <text:p text:style-name="P2">In this work, we present how to construct graphs from source code and how to scale Gated Graph Neural Networks training to such large graphs.</text:p>
      <text:p text:style-name="P2"/>
      <text:p text:style-name="P2"><text:a xlink:type="simple" xlink:href="https://www.scopus.com/record/display.uri?eid=2-s2.0-84963553749&amp;origin=resultslist&amp;sort=plf-f&amp;cite=2-s2.0-84910136661&amp;src=s&amp;imp=t&amp;sid=a622daf8d5efd97171c2fae13f24c67d&amp;sot=cite&amp;sdt=a&amp;sl=0&amp;relpos=5&amp;citeCnt=0&amp;searchTerm=" text:style-name="Internet_20_link" text:visited-style-name="Visited_20_Internet_20_Link">A graph database based method for parsing and searching code structure</text:a></text:p>
      <text:p text:style-name="P2">Software reuse is a solution to reduce duplication of effort in software development. When reusing an existing software project, software developers usually need to understand how code elements in it are worked and their correlation, which is called code structure. Software developers usually navigate among source code files to understand code structure. This task could be time-consuming and difficult, since source code of a software project is usually large and complex. Therefore, it is essential to demonstrate code structure in an automatic way that software developers can understand it clearly. For this purpose, this paper introduces a graph database based method for parsing and searching code structure. Code structure is extracted from source code files, and well-organized as a labeled and directed graph in graph database. Software developers input natural language queries. A search mechanism analyzes each of these queries, searches the whole code structure and determines which part of the code structure should be demonstrated. This method is of high extensibility: code elements at different granularity and various relationship types among them can be easily stored into the graph database, and analyzing algorithms for different search purposes can be easily integrated into the search mechanism. A tool is implemented based on this method. Experiment shows that with the help of this tool, the time software developers spending on understanding code structure reduces by 17%, which validates that our method does help improving the efficiency of software reuse. An industrial case study has been showed on how software developers get help from this method.</text:p>
      <text:p text:style-name="P2"/>
      <text:p text:style-name="P9">Mining idioms</text:p>
      <text:p text:style-name="P8">Allamanis2014: Mining idioms from source code</text:p>
      <text:p text:style-name="P1"/>
      <text:p text:style-name="P1">We present the first method for automatically mining code idioms from a corpus of previously written, idiomatic software projects. We take the view that a code idiom is a syntactic fragment that recurs across projects and has a single semantic purpose. Idioms may have meta variables, such as the body of a for loop. Modern IDEs commonly provide facilities for manually defining idioms and inserting them on demand, but this does not help programmers to write idiomatic code in languages or using libraries with which they are unfamiliar. <text:span text:style-name="T2">We present Haggis, a system for mining code idioms that builds on recent advanced techniques from statistical natural language processing, namely, nonparametric Bayesian probabilistic tree substitution grammars</text:span>. We apply Haggis to several of the most popular open source projects from GitHub. We present a wide range of evidence that the resulting idioms are semantically meaningful, demonstrating that they do indeed recur across software projects and that they occur more frequently in illustrative code examples collected from a Q&amp;A site. Manual examination of the most common idioms indicate that they describe important program concepts, including object creation, exception handling, and resource management. </text:p>
      <text:p text:style-name="P1"/>
      <text:p text:style-name="P6">Mining API</text:p>
      <text:p text:style-name="P1"/>
      <text:p text:style-name="P1">PAM: Fowkes2016: Parameter-free Probabilistic API mining across Github</text:p>
      <text:p text:style-name="P1">MAPO: Zong2009: MAPO: Mining and recommending API usage patterns. </text:p>
      <text:p text:style-name="P1">UPMiner: Wang2013: Mining succinct and hight-coverage API</text:p>
      <text:p text:style-name="P1"><text:soft-page-break/></text:p>
      <text:p text:style-name="P1"/>
      <text:p text:style-name="P1"/>
      <text:p text:style-name="P6">Source-code query</text:p>
      <text:p text:style-name="P1"/>
      <text:p text:style-name="P6"/>
      <text:p text:style-name="P8">Urma2013: Source-Code Queries with Graph Databases—with Application to Programming</text:p>
      <text:p text:style-name="P2">We argue not only that the graph data model conceptually unifies queries cross cutting over various representations of source code, but also demonstrate a prototype implementation based on Neo4j [6] which stores full source-code information and scales to programs with millions of lines of code.</text:p>
      <text:p text:style-name="P2"/>
      <text:p text:style-name="P2">Definitions:</text:p>
      <text:p text:style-name="P2"><text:span text:style-name="T1">overlays</text:span>: syntactic and semantic properties of programs which form bases for search</text:p>
      <text:p text:style-name="P2">these overlays properties can be seen as database <text:span text:style-name="T1">views</text:span></text:p>
      <text:p text:style-name="P2"><text:tab/>Wiggle: a Prototype Graph-Model Code-Query System</text:p>
      <text:p text:style-name="P2">We have built a prototype source-code querying system based on the graph data model, called Wiggle [7]. It consists of a Java compiler plug-in which traverses the Abstract Syntax Tree (AST) of each source-code file. It translates the AST elements and their properties to graph nodes in Neo4j. Links between AST elements are translated to labelled edges between these nodes</text:p>
      <text:p text:style-name="P2"/>
      <text:p text:style-name="P1"/>
      <table:table table:name="Table1" table:style-name="Table1">
        <table:table-column table:style-name="Table1.A"/>
        <table:table-column table:style-name="Table1.B"/>
        <table:table-row>
          <table:table-cell table:style-name="Table1.A1" office:value-type="string">
            <text:p text:style-name="P7"/>
          </table:table-cell>
          <table:table-cell table:style-name="Table1.A1" office:value-type="string">
            <text:p text:style-name="P1"><text:a xlink:type="simple" xlink:href="https://www.scopus.com/record/display.uri?eid=2-s2.0-84958168726&amp;origin=resultslist&amp;sort=plf-f&amp;cite=2-s2.0-84910136661&amp;src=s&amp;imp=t&amp;sid=a622daf8d5efd97171c2fae13f24c67d&amp;sot=cite&amp;sdt=a&amp;sl=0&amp;relpos=7&amp;citeCnt=0&amp;searchTerm=" text:style-name="Internet_20_link" text:visited-style-name="Visited_20_Internet_20_Link">An Open Framework for Semantic Code Queries on Heterogeneous Repositories</text:a></text:p>
          </table:table-cell>
        </table:table-row>
      </table:table>
      <text:p text:style-name="P2">To help developers understand and reuse programs, semantic queries on the source code itself is attractive. Although programs in heterogeneous languages are being controlled for collaborative software development, most queries supported by various source code repositories are based either on the metadata of the repositories, or on indexed identifiers and method signatures. Few provide full support to search for semantic structures that are common across different programming languages. To facilitate the understanding and reuses, in this paper, we propose a novel source code query framework that (1) supports the semantic code queries across different programming languages with a new query language, (2) transforms source code to a unified abstract syntax format and handles heterogeneity at the abstract level, (3) stores source code on a cloud-based NoSQL storage in MangoDB. The efficiency of the framework has been evaluated and confirmed by experiments.</text:p>
      <text:p text:style-name="P10">Version</text:p>
      <text:p text:style-name="P2"><text:a xlink:type="simple" xlink:href="https://www.scopus.com/record/display.uri?eid=2-s2.0-85040543522&amp;origin=resultslist&amp;sort=plf-f&amp;cite=2-s2.0-84910136661&amp;src=s&amp;imp=t&amp;sid=a622daf8d5efd97171c2fae13f24c67d&amp;sot=cite&amp;sdt=a&amp;sl=0&amp;relpos=0&amp;citeCnt=0&amp;searchTerm=" text:style-name="Internet_20_link" text:visited-style-name="Visited_20_Internet_20_Link">Graph data management of evolving dependency graphs for multi-versioned codebases</text:a></text:p>
      <text:p text:style-name="P2">2017 IEEE. Frappé is a code comprehension tool developed by Oracle Labs that extracts the code dependencies from a codebase and stores them in a graph database enabling advanced comprehension tasks. In addition to traditional text-based queries, such context-sensitive tools <text:soft-page-break/>allow developers to express navigational queries of the form Does function X or something it calls write to global variable Y? providing more insight into the underlying codebases. Frappé captures the dependencies based on the most recent snapshot of the codebase. In this work we focus on the challenges associated with the management of multiple source code revisions, and investigate strategies to enable advanced code comprehension when the underlying codebase evolves over time. To find the deltas, we detail how entities can be resolved across versions, and propose a model for representing evolving dependency graphs. Our versioned graphs are built using snapshots of large codebases in the order of 13 million lines of code. We show growth and storage benefits of versioned graphs compared to independently storing individual snapshots. We also demonstrate how existing Frappé queries can be executed on versioned graphs and new queries can retrieve a history of changes in a function for a code review use case.</text:p>
      <text:p text:style-name="P2"/>
      <text:p text:style-name="P8">List of papers:</text:p>
      <text:p text:style-name="P2">1. Source-code based recommendation systems</text:p>
      <text:p text:style-name="P2">2. Frequent subgraph mining</text:p>
      <text:p text:style-name="P2">2.1. Unordered tree</text:p>
      <text:p text:style-name="P2">gspan</text:p>
      <text:p text:style-name="P2">rootedTreeMiner</text:p>
      <text:p text:style-name="P2">2.2 Ordered tree</text:p>
      <text:p text:style-name="P2">FrenT</text:p>
      <text:p text:style-name="P2">TreeMiner</text:p>
      <text:p text:style-name="P2"/>
      <text:p text:style-name="P11">Comparison and Evaluation of Source Code Mining Tools and Techniques: A Qualitative Approach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TimesNewRoman,Bold" svg:font-family="'TimesNewRoman,Bold'"/>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document-statistic meta:table-count="1" meta:image-count="0" meta:object-count="0" meta:page-count="4" meta:paragraph-count="54" meta:word-count="1266" meta:character-count="8367"/>
    <dc:date>2018-02-26T10:05:58</dc:date>
    <dc:creator>Son Pham</dc:creator>
    <meta:editing-duration>PT28S</meta:editing-duration>
    <meta:editing-cycles>1</meta:editing-cycles>
  </office:meta>
</office:document-meta>
</file>